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59.76pt" svg:height="262.2pt" svg:x="87.87pt" svg:y="57.8pt">
            <loext:p draw:notify-on-update-of-ranges="Sheet1.A1:Sheet1.A1 Sheet1.A2:Sheet1.A58 Sheet1.B1:Sheet1.B1 Sheet1.B2:Sheet1.B58 Sheet1.C1:Sheet1.C1 Sheet1.C2:Sheet1.C58 Sheet1.D1:Sheet1.D1 Sheet1.D2:Sheet1.D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ing design</text:p>
          </table:table-cell>
          <table:table-cell table:style-name="Default" office:value-type="string" calcext:value-type="string">
            <text:p>Upper</text:p>
          </table:table-cell>
          <table:table-cell table:style-name="Default" office:value-type="string" calcext:value-type="string">
            <text:p>Lower</text:p>
          </table:table-cell>
          <table:table-cell table:style-name="Default" office:value-type="string" calcext:value-type="string">
            <text:p>Estim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49" calcext:value-type="float">
            <text:p>0.35</text:p>
          </table:table-cell>
          <table:table-cell office:value-type="float" office:value="0.3186" calcext:value-type="float">
            <text:p>0.32</text:p>
          </table:table-cell>
          <table:table-cell office:value-type="float" office:value="0.3367" calcext:value-type="float">
            <text:p>0.34</text:p>
          </table:table-cell>
          <table:table-cell office:value-type="string" calcext:value-type="string">
            <text:p>Kyle Sitarski</text:p>
          </table:table-cell>
          <table:table-cell office:value-type="string" calcext:value-type="string">
            <text:p>sitar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5881" calcext:value-type="float">
            <text:p>0.36</text:p>
          </table:table-cell>
          <table:table-cell office:value-type="float" office:value="0.317965" calcext:value-type="float">
            <text:p>0.32</text:p>
          </table:table-cell>
          <table:table-cell office:value-type="float" office:value="0.336923" calcext:value-type="float">
            <text:p>0.34</text:p>
          </table:table-cell>
          <table:table-cell office:value-type="string" calcext:value-type="string">
            <text:p>Kenneth James Aguilar</text:p>
          </table:table-cell>
          <table:table-cell office:value-type="string" calcext:value-type="string">
            <text:p>aguil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3717201" calcext:value-type="float">
            <text:p>0.34</text:p>
          </table:table-cell>
          <table:table-cell office:value-type="float" office:value="0.305780799" calcext:value-type="float">
            <text:p>0.31</text:p>
          </table:table-cell>
          <table:table-cell office:value-type="float" office:value="0.324749" calcext:value-type="float">
            <text:p>0.32</text:p>
          </table:table-cell>
          <table:table-cell office:value-type="string" calcext:value-type="string">
            <text:p>Patricia Diangkinay</text:p>
          </table:table-cell>
          <table:table-cell office:value-type="string" calcext:value-type="string">
            <text:p>diang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1198317" calcext:value-type="float">
            <text:p>0.35</text:p>
          </table:table-cell>
          <table:table-cell office:value-type="float" office:value="0.317005683" calcext:value-type="float">
            <text:p>0.32</text:p>
          </table:table-cell>
          <table:table-cell office:value-type="float" office:value="0.334102" calcext:value-type="float">
            <text:p>0.33</text:p>
          </table:table-cell>
          <table:table-cell office:value-type="string" calcext:value-type="string">
            <text:p>Stephanie Frangos</text:p>
          </table:table-cell>
          <table:table-cell office:value-type="string" calcext:value-type="string">
            <text:p>frang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60842" calcext:value-type="float">
            <text:p>0.36</text:p>
          </table:table-cell>
          <table:table-cell table:formula="of:=[.D6]-([.B6]-[.D6])" office:value-type="float" office:value="0.324494" calcext:value-type="float">
            <text:p>0.32</text:p>
          </table:table-cell>
          <table:table-cell office:value-type="float" office:value="0.342668" calcext:value-type="float">
            <text:p>0.34</text:p>
          </table:table-cell>
          <table:table-cell office:value-type="string" calcext:value-type="string">
            <text:p>Jacob Preble</text:p>
          </table:table-cell>
          <table:table-cell office:value-type="string" calcext:value-type="string">
            <text:p>prebl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269" calcext:value-type="float">
            <text:p>0.34</text:p>
          </table:table-cell>
          <table:table-cell office:value-type="float" office:value="0.30729" calcext:value-type="float">
            <text:p>0.31</text:p>
          </table:table-cell>
          <table:table-cell office:value-type="float" office:value="0.32499" calcext:value-type="float">
            <text:p>0.32</text:p>
          </table:table-cell>
          <table:table-cell office:value-type="string" calcext:value-type="string">
            <text:p>Luca Banks</text:p>
          </table:table-cell>
          <table:table-cell office:value-type="string" calcext:value-type="string">
            <text:p>banks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6259" calcext:value-type="float">
            <text:p>0.36</text:p>
          </table:table-cell>
          <table:table-cell office:value-type="float" office:value="0.32714" calcext:value-type="float">
            <text:p>0.33</text:p>
          </table:table-cell>
          <table:table-cell office:value-type="float" office:value="0.344865" calcext:value-type="float">
            <text:p>0.34</text:p>
          </table:table-cell>
          <table:table-cell office:value-type="string" calcext:value-type="string">
            <text:p>Karina Ochoa</text:p>
          </table:table-cell>
          <table:table-cell office:value-type="string" calcext:value-type="string">
            <text:p>ochoa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7744" calcext:value-type="float">
            <text:p>0.35</text:p>
          </table:table-cell>
          <table:table-cell office:value-type="float" office:value="0.30961" calcext:value-type="float">
            <text:p>0.31</text:p>
          </table:table-cell>
          <table:table-cell office:value-type="float" office:value="0.328677" calcext:value-type="float">
            <text:p>0.33</text:p>
          </table:table-cell>
          <table:table-cell office:value-type="string" calcext:value-type="string">
            <text:p>Sarah Beck</text:p>
          </table:table-cell>
          <table:table-cell office:value-type="string" calcext:value-type="string">
            <text:p>beck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5795939" calcext:value-type="float">
            <text:p>0.35</text:p>
          </table:table-cell>
          <table:table-cell office:value-type="float" office:value="0.309730061" calcext:value-type="float">
            <text:p>0.31</text:p>
          </table:table-cell>
          <table:table-cell office:value-type="float" office:value="0.327763" calcext:value-type="float">
            <text:p>0.33</text:p>
          </table:table-cell>
          <table:table-cell office:value-type="string" calcext:value-type="string">
            <text:p>Alix Black</text:p>
          </table:table-cell>
          <table:table-cell office:value-type="string" calcext:value-type="string">
            <text:p>black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60371415" calcext:value-type="float">
            <text:p>0.36</text:p>
          </table:table-cell>
          <table:table-cell office:value-type="float" office:value="0.324968585" calcext:value-type="float">
            <text:p>0.32</text:p>
          </table:table-cell>
          <table:table-cell office:value-type="float" office:value="0.34267" calcext:value-type="float">
            <text:p>0.34</text:p>
          </table:table-cell>
          <table:table-cell office:value-type="string" calcext:value-type="string">
            <text:p>Chenyuan Gao</text:p>
          </table:table-cell>
          <table:table-cell office:value-type="string" calcext:value-type="string">
            <text:p>gao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35074438" calcext:value-type="float">
            <text:p>0.34</text:p>
          </table:table-cell>
          <table:table-cell office:value-type="float" office:value="0.296765562" calcext:value-type="float">
            <text:p>0.30</text:p>
          </table:table-cell>
          <table:table-cell office:value-type="float" office:value="0.31592" calcext:value-type="float">
            <text:p>0.32</text:p>
          </table:table-cell>
          <table:table-cell office:value-type="string" calcext:value-type="string">
            <text:p>Dennis Kristoffer Yap</text:p>
          </table:table-cell>
          <table:table-cell office:value-type="string" calcext:value-type="string">
            <text:p>yap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2623314" calcext:value-type="float">
            <text:p>0.34</text:p>
          </table:table-cell>
          <table:table-cell office:value-type="float" office:value="0.305996686" calcext:value-type="float">
            <text:p>0.31</text:p>
          </table:table-cell>
          <table:table-cell office:value-type="float" office:value="0.32431" calcext:value-type="float">
            <text:p>0.32</text:p>
          </table:table-cell>
          <table:table-cell office:value-type="string" calcext:value-type="string">
            <text:p>Ryan Neumann</text:p>
          </table:table-cell>
          <table:table-cell office:value-type="string" calcext:value-type="string">
            <text:p>neuma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28" calcext:value-type="float">
            <text:p>0.34</text:p>
          </table:table-cell>
          <table:table-cell office:value-type="float" office:value="0.3073" calcext:value-type="float">
            <text:p>0.31</text:p>
          </table:table-cell>
          <table:table-cell office:value-type="float" office:value="0.3251" calcext:value-type="float">
            <text:p>0.33</text:p>
          </table:table-cell>
          <table:table-cell office:value-type="string" calcext:value-type="string">
            <text:p>David Blair</text:p>
          </table:table-cell>
          <table:table-cell office:value-type="string" calcext:value-type="string">
            <text:p>blair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3176" calcext:value-type="float">
            <text:p>0.35</text:p>
          </table:table-cell>
          <table:table-cell office:value-type="float" office:value="0.317226" calcext:value-type="float">
            <text:p>0.32</text:p>
          </table:table-cell>
          <table:table-cell office:value-type="float" office:value="0.335201" calcext:value-type="float">
            <text:p>0.34</text:p>
          </table:table-cell>
          <table:table-cell office:value-type="string" calcext:value-type="string">
            <text:p>Brianna Sampson</text:p>
          </table:table-cell>
          <table:table-cell office:value-type="string" calcext:value-type="string">
            <text:p>samps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12514836" calcext:value-type="float">
            <text:p>0.31</text:p>
          </table:table-cell>
          <table:table-cell office:value-type="float" office:value="0.273247164" calcext:value-type="float">
            <text:p>0.27</text:p>
          </table:table-cell>
          <table:table-cell office:value-type="float" office:value="0.292881" calcext:value-type="float">
            <text:p>0.29</text:p>
          </table:table-cell>
          <table:table-cell office:value-type="string" calcext:value-type="string">
            <text:p>Jaciel Hernandez</text:p>
          </table:table-cell>
          <table:table-cell office:value-type="string" calcext:value-type="string">
            <text:p>herna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63" calcext:value-type="float">
            <text:p>0.36</text:p>
          </table:table-cell>
          <table:table-cell office:value-type="float" office:value="0.317165" calcext:value-type="float">
            <text:p>0.32</text:p>
          </table:table-cell>
          <table:table-cell office:value-type="float" office:value="0.336733" calcext:value-type="float">
            <text:p>0.34</text:p>
          </table:table-cell>
          <table:table-cell office:value-type="string" calcext:value-type="string">
            <text:p>Angelica Tolentino</text:p>
          </table:table-cell>
          <table:table-cell office:value-type="string" calcext:value-type="string">
            <text:p>tolen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3789" calcext:value-type="float">
            <text:p>0.34</text:p>
          </table:table-cell>
          <table:table-cell office:value-type="float" office:value="0.303516" calcext:value-type="float">
            <text:p>0.30</text:p>
          </table:table-cell>
          <table:table-cell office:value-type="float" office:value="0.320703" calcext:value-type="float">
            <text:p>0.32</text:p>
          </table:table-cell>
          <table:table-cell office:value-type="string" calcext:value-type="string">
            <text:p>Kathryn Bowersox</text:p>
          </table:table-cell>
          <table:table-cell office:value-type="string" calcext:value-type="string">
            <text:p>bower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51382" calcext:value-type="float">
            <text:p>0.35</text:p>
          </table:table-cell>
          <table:table-cell office:value-type="float" office:value="0.316052" calcext:value-type="float">
            <text:p>0.32</text:p>
          </table:table-cell>
          <table:table-cell office:value-type="float" office:value="0.333717" calcext:value-type="float">
            <text:p>0.33</text:p>
          </table:table-cell>
          <table:table-cell office:value-type="string" calcext:value-type="string">
            <text:p>Stephanie Neal</text:p>
          </table:table-cell>
          <table:table-cell office:value-type="string" calcext:value-type="string">
            <text:p>neal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.</text:p>
          </table:table-cell>
          <table:table-cell office:value-type="float" office:value="0.348961584" calcext:value-type="float">
            <text:p>0.35</text:p>
          </table:table-cell>
          <table:table-cell office:value-type="float" office:value="0.314460416" calcext:value-type="float">
            <text:p>0.31</text:p>
          </table:table-cell>
          <table:table-cell office:value-type="float" office:value="0.331711" calcext:value-type="float">
            <text:p>0.33</text:p>
          </table:table-cell>
          <table:table-cell office:value-type="string" calcext:value-type="string">
            <text:p>Marcus Hubbell</text:p>
          </table:table-cell>
          <table:table-cell office:value-type="string" calcext:value-type="string">
            <text:p>hubbe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6489" calcext:value-type="float">
            <text:p>0.48</text:p>
          </table:table-cell>
          <table:table-cell office:value-type="float" office:value="0.446703" calcext:value-type="float">
            <text:p>0.45</text:p>
          </table:table-cell>
          <table:table-cell office:value-type="float" office:value="0.461596" calcext:value-type="float">
            <text:p>0.46</text:p>
          </table:table-cell>
          <table:table-cell office:value-type="string" calcext:value-type="string">
            <text:p>Kyle Sitarski</text:p>
          </table:table-cell>
          <table:table-cell office:value-type="string" calcext:value-type="string">
            <text:p>sitar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3990929" calcext:value-type="float">
            <text:p>0.47</text:p>
          </table:table-cell>
          <table:table-cell office:value-type="float" office:value="0.444679071" calcext:value-type="float">
            <text:p>0.44</text:p>
          </table:table-cell>
          <table:table-cell office:value-type="float" office:value="0.459335" calcext:value-type="float">
            <text:p>0.46</text:p>
          </table:table-cell>
          <table:table-cell office:value-type="string" calcext:value-type="string">
            <text:p>Patricia Diangkinay</text:p>
          </table:table-cell>
          <table:table-cell office:value-type="string" calcext:value-type="string">
            <text:p>diang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5354" calcext:value-type="float">
            <text:p>0.47</text:p>
          </table:table-cell>
          <table:table-cell office:value-type="float" office:value="0.429684" calcext:value-type="float">
            <text:p>0.43</text:p>
          </table:table-cell>
          <table:table-cell office:value-type="float" office:value="0.447519" calcext:value-type="float">
            <text:p>0.45</text:p>
          </table:table-cell>
          <table:table-cell office:value-type="string" calcext:value-type="string">
            <text:p>Kenneth James Aguilar</text:p>
          </table:table-cell>
          <table:table-cell office:value-type="string" calcext:value-type="string">
            <text:p>aguil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8147807" calcext:value-type="float">
            <text:p>0.47</text:p>
          </table:table-cell>
          <table:table-cell office:value-type="float" office:value="0.437822193" calcext:value-type="float">
            <text:p>0.44</text:p>
          </table:table-cell>
          <table:table-cell office:value-type="float" office:value="0.452985" calcext:value-type="float">
            <text:p>0.45</text:p>
          </table:table-cell>
          <table:table-cell office:value-type="string" calcext:value-type="string">
            <text:p>Stephanie Frangos</text:p>
          </table:table-cell>
          <table:table-cell office:value-type="string" calcext:value-type="string">
            <text:p>frang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1205" calcext:value-type="float">
            <text:p>0.48</text:p>
          </table:table-cell>
          <table:table-cell table:formula="of:=[.D25]-([.B25]-[.D25])" office:value-type="float" office:value="0.447041" calcext:value-type="float">
            <text:p>0.45</text:p>
          </table:table-cell>
          <table:table-cell office:value-type="float" office:value="0.464123" calcext:value-type="float">
            <text:p>0.46</text:p>
          </table:table-cell>
          <table:table-cell office:value-type="string" calcext:value-type="string">
            <text:p>Jacob Preble</text:p>
          </table:table-cell>
          <table:table-cell office:value-type="string" calcext:value-type="string">
            <text:p>prebl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7827" calcext:value-type="float">
            <text:p>0.47</text:p>
          </table:table-cell>
          <table:table-cell office:value-type="float" office:value="0.432427" calcext:value-type="float">
            <text:p>0.43</text:p>
          </table:table-cell>
          <table:table-cell office:value-type="float" office:value="0.450127" calcext:value-type="float">
            <text:p>0.45</text:p>
          </table:table-cell>
          <table:table-cell office:value-type="string" calcext:value-type="string">
            <text:p>Luca Banks</text:p>
          </table:table-cell>
          <table:table-cell office:value-type="string" calcext:value-type="string">
            <text:p>banks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2417" calcext:value-type="float">
            <text:p>0.48</text:p>
          </table:table-cell>
          <table:table-cell office:value-type="float" office:value="0.446967" calcext:value-type="float">
            <text:p>0.45</text:p>
          </table:table-cell>
          <table:table-cell office:value-type="float" office:value="0.464692" calcext:value-type="float">
            <text:p>0.46</text:p>
          </table:table-cell>
          <table:table-cell office:value-type="string" calcext:value-type="string">
            <text:p>Karina Ochoa</text:p>
          </table:table-cell>
          <table:table-cell office:value-type="string" calcext:value-type="string">
            <text:p>ochoa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4508" calcext:value-type="float">
            <text:p>0.48</text:p>
          </table:table-cell>
          <table:table-cell office:value-type="float" office:value="0.451328" calcext:value-type="float">
            <text:p>0.45</text:p>
          </table:table-cell>
          <table:table-cell office:value-type="float" office:value="0.467918" calcext:value-type="float">
            <text:p>0.47</text:p>
          </table:table-cell>
          <table:table-cell office:value-type="string" calcext:value-type="string">
            <text:p>Sarah Beck</text:p>
          </table:table-cell>
          <table:table-cell office:value-type="string" calcext:value-type="string">
            <text:p>beck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7410948" calcext:value-type="float">
            <text:p>0.49</text:p>
          </table:table-cell>
          <table:table-cell office:value-type="float" office:value="0.457507052" calcext:value-type="float">
            <text:p>0.46</text:p>
          </table:table-cell>
          <table:table-cell office:value-type="float" office:value="0.472459" calcext:value-type="float">
            <text:p>0.47</text:p>
          </table:table-cell>
          <table:table-cell office:value-type="string" calcext:value-type="string">
            <text:p>Alix Black</text:p>
          </table:table-cell>
          <table:table-cell office:value-type="string" calcext:value-type="string">
            <text:p>black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9821492" calcext:value-type="float">
            <text:p>0.47</text:p>
          </table:table-cell>
          <table:table-cell office:value-type="float" office:value="0.437180508" calcext:value-type="float">
            <text:p>0.44</text:p>
          </table:table-cell>
          <table:table-cell office:value-type="float" office:value="0.453501" calcext:value-type="float">
            <text:p>0.45</text:p>
          </table:table-cell>
          <table:table-cell office:value-type="string" calcext:value-type="string">
            <text:p>Chenyuan Gao</text:p>
          </table:table-cell>
          <table:table-cell office:value-type="string" calcext:value-type="string">
            <text:p>gao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9821492" calcext:value-type="float">
            <text:p>0.47</text:p>
          </table:table-cell>
          <table:table-cell office:value-type="float" office:value="0.437180508" calcext:value-type="float">
            <text:p>0.44</text:p>
          </table:table-cell>
          <table:table-cell office:value-type="float" office:value="0.453501" calcext:value-type="float">
            <text:p>0.45</text:p>
          </table:table-cell>
          <table:table-cell office:value-type="string" calcext:value-type="string">
            <text:p>Chenyuan Gao</text:p>
          </table:table-cell>
          <table:table-cell office:value-type="string" calcext:value-type="string">
            <text:p>gao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6398484" calcext:value-type="float">
            <text:p>0.48</text:p>
          </table:table-cell>
          <table:table-cell office:value-type="float" office:value="0.443523516" calcext:value-type="float">
            <text:p>0.44</text:p>
          </table:table-cell>
          <table:table-cell office:value-type="float" office:value="0.459961" calcext:value-type="float">
            <text:p>0.46</text:p>
          </table:table-cell>
          <table:table-cell office:value-type="string" calcext:value-type="string">
            <text:p>Dennis Kristoffer Yap</text:p>
          </table:table-cell>
          <table:table-cell office:value-type="string" calcext:value-type="string">
            <text:p>yap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2044096" calcext:value-type="float">
            <text:p>0.48</text:p>
          </table:table-cell>
          <table:table-cell office:value-type="float" office:value="0.451313904" calcext:value-type="float">
            <text:p>0.45</text:p>
          </table:table-cell>
          <table:table-cell office:value-type="float" office:value="0.466679" calcext:value-type="float">
            <text:p>0.47</text:p>
          </table:table-cell>
          <table:table-cell office:value-type="string" calcext:value-type="string">
            <text:p>Ryan Neumann</text:p>
          </table:table-cell>
          <table:table-cell office:value-type="string" calcext:value-type="string">
            <text:p>neuma012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68" calcext:value-type="float">
            <text:p>0.48</text:p>
          </table:table-cell>
          <table:table-cell office:value-type="float" office:value="0.4307" calcext:value-type="float">
            <text:p>0.43</text:p>
          </table:table-cell>
          <table:table-cell office:value-type="float" office:value="0.4538" calcext:value-type="float">
            <text:p>0.45</text:p>
          </table:table-cell>
          <table:table-cell office:value-type="string" calcext:value-type="string">
            <text:p>David Blair</text:p>
          </table:table-cell>
          <table:table-cell office:value-type="string" calcext:value-type="string">
            <text:p>blair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5129" calcext:value-type="float">
            <text:p>0.48</text:p>
          </table:table-cell>
          <table:table-cell office:value-type="float" office:value="0.439381" calcext:value-type="float">
            <text:p>0.44</text:p>
          </table:table-cell>
          <table:table-cell office:value-type="float" office:value="0.457255" calcext:value-type="float">
            <text:p>0.46</text:p>
          </table:table-cell>
          <table:table-cell office:value-type="string" calcext:value-type="string">
            <text:p>Brianna Sampson</text:p>
          </table:table-cell>
          <table:table-cell office:value-type="string" calcext:value-type="string">
            <text:p>samps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62057059" calcext:value-type="float">
            <text:p>0.46</text:p>
          </table:table-cell>
          <table:table-cell office:value-type="float" office:value="0.425254941" calcext:value-type="float">
            <text:p>0.43</text:p>
          </table:table-cell>
          <table:table-cell office:value-type="float" office:value="0.443656" calcext:value-type="float">
            <text:p>0.44</text:p>
          </table:table-cell>
          <table:table-cell office:value-type="string" calcext:value-type="string">
            <text:p>Jaciel Hernandez</text:p>
          </table:table-cell>
          <table:table-cell office:value-type="string" calcext:value-type="string">
            <text:p>herna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82682" calcext:value-type="float">
            <text:p>0.48</text:p>
          </table:table-cell>
          <table:table-cell table:formula="of:=[.D37]-([.B37]-[.D37])" office:value-type="float" office:value="0.451924" calcext:value-type="float">
            <text:p>0.45</text:p>
          </table:table-cell>
          <table:table-cell office:value-type="float" office:value="0.467303" calcext:value-type="float">
            <text:p>0.47</text:p>
          </table:table-cell>
          <table:table-cell office:value-type="string" calcext:value-type="string">
            <text:p>Angelica Tolentino</text:p>
          </table:table-cell>
          <table:table-cell office:value-type="string" calcext:value-type="string">
            <text:p>tolen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8525" calcext:value-type="float">
            <text:p>0.48</text:p>
          </table:table-cell>
          <table:table-cell office:value-type="float" office:value="0.444061" calcext:value-type="float">
            <text:p>0.44</text:p>
          </table:table-cell>
          <table:table-cell office:value-type="float" office:value="0.461293" calcext:value-type="float">
            <text:p>0.46</text:p>
          </table:table-cell>
          <table:table-cell office:value-type="string" calcext:value-type="string">
            <text:p>Kathryn Bowersox</text:p>
          </table:table-cell>
          <table:table-cell office:value-type="string" calcext:value-type="string">
            <text:p>bower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6871" calcext:value-type="float">
            <text:p>0.48</text:p>
          </table:table-cell>
          <table:table-cell office:value-type="float" office:value="0.444045" calcext:value-type="float">
            <text:p>0.44</text:p>
          </table:table-cell>
          <table:table-cell office:value-type="float" office:value="0.460458" calcext:value-type="float">
            <text:p>0.46</text:p>
          </table:table-cell>
          <table:table-cell office:value-type="string" calcext:value-type="string">
            <text:p>Stephanie Neal</text:p>
          </table:table-cell>
          <table:table-cell office:value-type="string" calcext:value-type="string">
            <text:p>neal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0.477267585" calcext:value-type="float">
            <text:p>0.48</text:p>
          </table:table-cell>
          <table:table-cell office:value-type="float" office:value="0.445844415" calcext:value-type="float">
            <text:p>0.45</text:p>
          </table:table-cell>
          <table:table-cell office:value-type="float" office:value="0.461556" calcext:value-type="float">
            <text:p>0.46</text:p>
          </table:table-cell>
          <table:table-cell office:value-type="string" calcext:value-type="string">
            <text:p>Marcus Hubbell</text:p>
          </table:table-cell>
          <table:table-cell office:value-type="string" calcext:value-type="string">
            <text:p>hubbe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69670955" calcext:value-type="float">
            <text:p>0.47</text:p>
          </table:table-cell>
          <table:table-cell office:value-type="float" office:value="0.429290965" calcext:value-type="float">
            <text:p>0.43</text:p>
          </table:table-cell>
          <table:table-cell office:value-type="float" office:value="0.44948096" calcext:value-type="float">
            <text:p>0.45</text:p>
          </table:table-cell>
          <table:table-cell office:value-type="string" calcext:value-type="string">
            <text:p>Patricia Diangkinay</text:p>
          </table:table-cell>
          <table:table-cell office:value-type="string" calcext:value-type="string">
            <text:p>diang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505695422" calcext:value-type="float">
            <text:p>0.51</text:p>
          </table:table-cell>
          <table:table-cell office:value-type="float" office:value="0.464235688" calcext:value-type="float">
            <text:p>0.46</text:p>
          </table:table-cell>
          <table:table-cell office:value-type="float" office:value="0.484965555" calcext:value-type="float">
            <text:p>0.48</text:p>
          </table:table-cell>
          <table:table-cell office:value-type="string" calcext:value-type="string">
            <text:p>Kenneth James Aguilar</text:p>
          </table:table-cell>
          <table:table-cell office:value-type="string" calcext:value-type="string">
            <text:p>aguil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296923" calcext:value-type="float">
            <text:p>0.47</text:p>
          </table:table-cell>
          <table:table-cell office:value-type="float" office:value="0.430399015" calcext:value-type="float">
            <text:p>0.43</text:p>
          </table:table-cell>
          <table:table-cell office:value-type="float" office:value="0.451634123" calcext:value-type="float">
            <text:p>0.45</text:p>
          </table:table-cell>
          <table:table-cell office:value-type="string" calcext:value-type="string">
            <text:p>Jacob Preble</text:p>
          </table:table-cell>
          <table:table-cell office:value-type="string" calcext:value-type="string">
            <text:p>prebl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5441339" calcext:value-type="float">
            <text:p>0.48</text:p>
          </table:table-cell>
          <table:table-cell office:value-type="float" office:value="0.431373826" calcext:value-type="float">
            <text:p>0.43</text:p>
          </table:table-cell>
          <table:table-cell office:value-type="float" office:value="0.453407582" calcext:value-type="float">
            <text:p>0.45</text:p>
          </table:table-cell>
          <table:table-cell office:value-type="string" calcext:value-type="string">
            <text:p>Luca Banks</text:p>
          </table:table-cell>
          <table:table-cell office:value-type="string" calcext:value-type="string">
            <text:p>banks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8139" calcext:value-type="float">
            <text:p>0.48</text:p>
          </table:table-cell>
          <table:table-cell office:value-type="float" office:value="0.43791" calcext:value-type="float">
            <text:p>0.44</text:p>
          </table:table-cell>
          <table:table-cell office:value-type="float" office:value="0.45964" calcext:value-type="float">
            <text:p>0.46</text:p>
          </table:table-cell>
          <table:table-cell office:value-type="string" calcext:value-type="string">
            <text:p>Kyle Sitarski</text:p>
          </table:table-cell>
          <table:table-cell office:value-type="string" calcext:value-type="string">
            <text:p>sitar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6168" calcext:value-type="float">
            <text:p>0.46</text:p>
          </table:table-cell>
          <table:table-cell office:value-type="float" office:value="0.41659" calcext:value-type="float">
            <text:p>0.42</text:p>
          </table:table-cell>
          <table:table-cell office:value-type="float" office:value="0.43914" calcext:value-type="float">
            <text:p>0.44</text:p>
          </table:table-cell>
          <table:table-cell office:value-type="string" calcext:value-type="string">
            <text:p>Karina Ochoa</text:p>
          </table:table-cell>
          <table:table-cell office:value-type="string" calcext:value-type="string">
            <text:p>ochoa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93760319" calcext:value-type="float">
            <text:p>0.49</text:p>
          </table:table-cell>
          <table:table-cell office:value-type="float" office:value="0.447542271" calcext:value-type="float">
            <text:p>0.45</text:p>
          </table:table-cell>
          <table:table-cell office:value-type="float" office:value="0.470651295" calcext:value-type="float">
            <text:p>0.47</text:p>
          </table:table-cell>
          <table:table-cell office:value-type="string" calcext:value-type="string">
            <text:p>Sarah Beck</text:p>
          </table:table-cell>
          <table:table-cell office:value-type="string" calcext:value-type="string">
            <text:p>beck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63760599" calcext:value-type="float">
            <text:p>0.46</text:p>
          </table:table-cell>
          <table:table-cell office:value-type="float" office:value="0.418676367" calcext:value-type="float">
            <text:p>0.42</text:p>
          </table:table-cell>
          <table:table-cell office:value-type="float" office:value="0.441218483" calcext:value-type="float">
            <text:p>0.44</text:p>
          </table:table-cell>
          <table:table-cell office:value-type="string" calcext:value-type="string">
            <text:p>Chenyuan Gao</text:p>
          </table:table-cell>
          <table:table-cell office:value-type="string" calcext:value-type="string">
            <text:p>gao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5937499" calcext:value-type="float">
            <text:p>0.48</text:p>
          </table:table-cell>
          <table:table-cell office:value-type="float" office:value="0.431894035" calcext:value-type="float">
            <text:p>0.43</text:p>
          </table:table-cell>
          <table:table-cell office:value-type="float" office:value="0.453915767" calcext:value-type="float">
            <text:p>0.45</text:p>
          </table:table-cell>
          <table:table-cell office:value-type="string" calcext:value-type="string">
            <text:p>Dennis Kristoffer Yap</text:p>
          </table:table-cell>
          <table:table-cell office:value-type="string" calcext:value-type="string">
            <text:p>yap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5937499" calcext:value-type="float">
            <text:p>0.48</text:p>
          </table:table-cell>
          <table:table-cell office:value-type="float" office:value="0.431894035" calcext:value-type="float">
            <text:p>0.43</text:p>
          </table:table-cell>
          <table:table-cell office:value-type="float" office:value="0.453915767" calcext:value-type="float">
            <text:p>0.45</text:p>
          </table:table-cell>
          <table:table-cell office:value-type="string" calcext:value-type="string">
            <text:p>Stephanie Frangos</text:p>
          </table:table-cell>
          <table:table-cell office:value-type="string" calcext:value-type="string">
            <text:p>frang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8319995" calcext:value-type="float">
            <text:p>0.48</text:p>
          </table:table-cell>
          <table:table-cell office:value-type="float" office:value="0.446964535" calcext:value-type="float">
            <text:p>0.45</text:p>
          </table:table-cell>
          <table:table-cell office:value-type="float" office:value="0.465082243" calcext:value-type="float">
            <text:p>0.47</text:p>
          </table:table-cell>
          <table:table-cell office:value-type="string" calcext:value-type="string">
            <text:p>Ryan Neumann</text:p>
          </table:table-cell>
          <table:table-cell office:value-type="string" calcext:value-type="string">
            <text:p>neuma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4" calcext:value-type="float">
            <text:p>0.47</text:p>
          </table:table-cell>
          <table:table-cell office:value-type="float" office:value="0.4383" calcext:value-type="float">
            <text:p>0.44</text:p>
          </table:table-cell>
          <table:table-cell office:value-type="float" office:value="0.4562" calcext:value-type="float">
            <text:p>0.46</text:p>
          </table:table-cell>
          <table:table-cell office:value-type="string" calcext:value-type="string">
            <text:p>David Blair</text:p>
          </table:table-cell>
          <table:table-cell office:value-type="string" calcext:value-type="string">
            <text:p>blair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510019115" calcext:value-type="float">
            <text:p>0.51</text:p>
          </table:table-cell>
          <table:table-cell office:value-type="float" office:value="0.461363251" calcext:value-type="float">
            <text:p>0.46</text:p>
          </table:table-cell>
          <table:table-cell office:value-type="float" office:value="0.485691183" calcext:value-type="float">
            <text:p>0.49</text:p>
          </table:table-cell>
          <table:table-cell office:value-type="string" calcext:value-type="string">
            <text:p>Brianna Sampson</text:p>
          </table:table-cell>
          <table:table-cell office:value-type="string" calcext:value-type="string">
            <text:p>samps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63215" calcext:value-type="float">
            <text:p>0.46</text:p>
          </table:table-cell>
          <table:table-cell office:value-type="float" office:value="0.406417" calcext:value-type="float">
            <text:p>0.41</text:p>
          </table:table-cell>
          <table:table-cell office:value-type="float" office:value="0.434816" calcext:value-type="float">
            <text:p>0.43</text:p>
          </table:table-cell>
          <table:table-cell office:value-type="string" calcext:value-type="string">
            <text:p>Angelica Tolentino</text:p>
          </table:table-cell>
          <table:table-cell office:value-type="string" calcext:value-type="string">
            <text:p>tolen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86106166" calcext:value-type="float">
            <text:p>0.49</text:p>
          </table:table-cell>
          <table:table-cell office:value-type="float" office:value="0.451844884" calcext:value-type="float">
            <text:p>0.45</text:p>
          </table:table-cell>
          <table:table-cell office:value-type="float" office:value="0.468975525" calcext:value-type="float">
            <text:p>0.47</text:p>
          </table:table-cell>
          <table:table-cell office:value-type="string" calcext:value-type="string">
            <text:p>Alix Black</text:p>
          </table:table-cell>
          <table:table-cell office:value-type="string" calcext:value-type="string">
            <text:p>black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8486412" calcext:value-type="float">
            <text:p>0.48</text:p>
          </table:table-cell>
          <table:table-cell office:value-type="float" office:value="0.4330613" calcext:value-type="float">
            <text:p>0.43</text:p>
          </table:table-cell>
          <table:table-cell office:value-type="float" office:value="0.459085125" calcext:value-type="float">
            <text:p>0.46</text:p>
          </table:table-cell>
          <table:table-cell office:value-type="string" calcext:value-type="string">
            <text:p>Kathryn Bowersox</text:p>
          </table:table-cell>
          <table:table-cell office:value-type="string" calcext:value-type="string">
            <text:p>bower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76124058" calcext:value-type="float">
            <text:p>0.48</text:p>
          </table:table-cell>
          <table:table-cell office:value-type="float" office:value="0.438366777" calcext:value-type="float">
            <text:p>0.44</text:p>
          </table:table-cell>
          <table:table-cell office:value-type="float" office:value="0.457245417" calcext:value-type="float">
            <text:p>0.46</text:p>
          </table:table-cell>
          <table:table-cell office:value-type="string" calcext:value-type="string">
            <text:p>Stephanie Neal</text:p>
          </table:table-cell>
          <table:table-cell office:value-type="string" calcext:value-type="string">
            <text:p>neal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</text:p>
          </table:table-cell>
          <table:table-cell office:value-type="float" office:value="0.495726865" calcext:value-type="float">
            <text:p>0.50</text:p>
          </table:table-cell>
          <table:table-cell office:value-type="float" office:value="0.447896821" calcext:value-type="float">
            <text:p>0.45</text:p>
          </table:table-cell>
          <table:table-cell office:value-type="float" office:value="0.471811843" calcext:value-type="float">
            <text:p>0.47</text:p>
          </table:table-cell>
          <table:table-cell office:value-type="string" calcext:value-type="string">
            <text:p>Marcus Hubbell</text:p>
          </table:table-cell>
          <table:table-cell office:value-type="string" calcext:value-type="string">
            <text:p>hubbe00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G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0-12">00/00/0000</text:date>, <text:time style:data-style-name="N2" text:time-value="10:51:09.47997124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lliam Kristan</meta:initial-creator>
    <meta:creation-date>2016-10-12T10:50:23</meta:creation-date>
    <dc:date>2016-10-12T11:16:31.656773688</dc:date>
    <meta:editing-duration>PT4M24S</meta:editing-duration>
    <meta:editing-cycles>1</meta:editing-cycles>
    <meta:document-statistic meta:table-count="1" meta:cell-count="3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-color="#ffffff"/>
    </style:style>
    <style:style style:name="ch6" style:family="chart">
      <style:graphic-properties svg:stroke-color="#b3b3b3" draw:fill-color="#000000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76cm" svg:height="9.251cm" xlink:href=".." xlink:type="simple" chart:class="chart:stock" chart:style-name="ch1">
        <chart:plot-area chart:style-name="ch2" table:cell-range-address="Sheet1.A1:Sheet1.D58" chart:data-source-has-labels="both" svg:x="0.465cm" svg:y="0.185cm" svg:width="22.346cm" svg:height="8.881cm">
          <chartooo:coordinate-region svg:x="1.377cm" svg:y="0.185cm" svg:width="21.434cm" svg:height="7.571cm"/>
          <chart:axis chart:dimension="x" chart:name="primary-x" chart:style-name="ch3" chartooo:axis-type="auto">
            <chartooo:date-scale/>
            <chart:categories table:cell-range-address="Sheet1.A2:Sheet1.A58"/>
          </chart:axis>
          <chart:axis chart:dimension="y" chart:name="primary-y" chart:style-name="ch4"/>
          <chart:series chart:values-cell-range-address="Sheet1.B2:Sheet1.B58" chart:label-cell-address="Sheet1.B1:Sheet1.B1" chart:attached-axis="primary-y">
            <chart:data-point chart:repeated="57"/>
          </chart:series>
          <chart:series chart:values-cell-range-address="Sheet1.C2:Sheet1.C58" chart:label-cell-address="Sheet1.C1:Sheet1.C1" chart:attached-axis="primary-y">
            <chart:data-point chart:repeated="57"/>
          </chart:series>
          <chart:series chart:values-cell-range-address="Sheet1.D2:Sheet1.D58" chart:label-cell-address="Sheet1.D1:Sheet1.D1" chart:attached-axis="primary-y">
            <chart:data-point chart:repeated="57"/>
          </chart:series>
          <chart:stock-gain-marker chart:style-name="ch5"/>
          <chart:stock-loss-marker chart:style-name="ch6"/>
          <chart:stock-range-line chart:style-name="ch7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per</text:p>
                <draw:g>
                  <svg:desc>Sheet1.B1:Sheet1.B1</svg:desc>
                </draw:g>
              </table:table-cell>
              <table:table-cell office:value-type="string">
                <text:p>Lower</text:p>
                <draw:g>
                  <svg:desc>Sheet1.C1:Sheet1.C1</svg:desc>
                </draw:g>
              </table:table-cell>
              <table:table-cell office:value-type="string">
                <text:p>Estim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.</text:p>
                <draw:g>
                  <svg:desc>Sheet1.A2:Sheet1.A58</svg:desc>
                </draw:g>
              </table:table-cell>
              <table:table-cell office:value-type="float" office:value="0.3549">
                <text:p>0.3549</text:p>
                <draw:g>
                  <svg:desc>Sheet1.B2:Sheet1.B58</svg:desc>
                </draw:g>
              </table:table-cell>
              <table:table-cell office:value-type="float" office:value="0.3186">
                <text:p>0.3186</text:p>
                <draw:g>
                  <svg:desc>Sheet1.C2:Sheet1.C58</svg:desc>
                </draw:g>
              </table:table-cell>
              <table:table-cell office:value-type="float" office:value="0.3367">
                <text:p>0.3367</text:p>
                <draw:g>
                  <svg:desc>Sheet1.D2:Sheet1.D58</svg:desc>
                </draw:g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55881">
                <text:p>0.355881</text:p>
              </table:table-cell>
              <table:table-cell office:value-type="float" office:value="0.317965">
                <text:p>0.317965</text:p>
              </table:table-cell>
              <table:table-cell office:value-type="float" office:value="0.336923">
                <text:p>0.336923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3717201">
                <text:p>0.343717201</text:p>
              </table:table-cell>
              <table:table-cell office:value-type="float" office:value="0.305780799">
                <text:p>0.305780799</text:p>
              </table:table-cell>
              <table:table-cell office:value-type="float" office:value="0.324749">
                <text:p>0.324749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51198317">
                <text:p>0.351198317</text:p>
              </table:table-cell>
              <table:table-cell office:value-type="float" office:value="0.317005683">
                <text:p>0.317005683</text:p>
              </table:table-cell>
              <table:table-cell office:value-type="float" office:value="0.334102">
                <text:p>0.334102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60842">
                <text:p>0.360842</text:p>
              </table:table-cell>
              <table:table-cell office:value-type="float" office:value="0.324494">
                <text:p>0.324494</text:p>
              </table:table-cell>
              <table:table-cell office:value-type="float" office:value="0.342668">
                <text:p>0.342668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269">
                <text:p>0.34269</text:p>
              </table:table-cell>
              <table:table-cell office:value-type="float" office:value="0.30729">
                <text:p>0.30729</text:p>
              </table:table-cell>
              <table:table-cell office:value-type="float" office:value="0.32499">
                <text:p>0.32499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6259">
                <text:p>0.36259</text:p>
              </table:table-cell>
              <table:table-cell office:value-type="float" office:value="0.32714">
                <text:p>0.32714</text:p>
              </table:table-cell>
              <table:table-cell office:value-type="float" office:value="0.344865">
                <text:p>0.344865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7744">
                <text:p>0.347744</text:p>
              </table:table-cell>
              <table:table-cell office:value-type="float" office:value="0.30961">
                <text:p>0.30961</text:p>
              </table:table-cell>
              <table:table-cell office:value-type="float" office:value="0.328677">
                <text:p>0.328677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5795939">
                <text:p>0.345795939</text:p>
              </table:table-cell>
              <table:table-cell office:value-type="float" office:value="0.309730061">
                <text:p>0.309730061</text:p>
              </table:table-cell>
              <table:table-cell office:value-type="float" office:value="0.327763">
                <text:p>0.327763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60371415">
                <text:p>0.360371415</text:p>
              </table:table-cell>
              <table:table-cell office:value-type="float" office:value="0.324968585">
                <text:p>0.324968585</text:p>
              </table:table-cell>
              <table:table-cell office:value-type="float" office:value="0.34267">
                <text:p>0.34267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35074438">
                <text:p>0.335074438</text:p>
              </table:table-cell>
              <table:table-cell office:value-type="float" office:value="0.296765562">
                <text:p>0.296765562</text:p>
              </table:table-cell>
              <table:table-cell office:value-type="float" office:value="0.31592">
                <text:p>0.31592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2623314">
                <text:p>0.342623314</text:p>
              </table:table-cell>
              <table:table-cell office:value-type="float" office:value="0.305996686">
                <text:p>0.305996686</text:p>
              </table:table-cell>
              <table:table-cell office:value-type="float" office:value="0.32431">
                <text:p>0.32431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28">
                <text:p>0.3428</text:p>
              </table:table-cell>
              <table:table-cell office:value-type="float" office:value="0.3073">
                <text:p>0.3073</text:p>
              </table:table-cell>
              <table:table-cell office:value-type="float" office:value="0.3251">
                <text:p>0.3251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53176">
                <text:p>0.353176</text:p>
              </table:table-cell>
              <table:table-cell office:value-type="float" office:value="0.317226">
                <text:p>0.317226</text:p>
              </table:table-cell>
              <table:table-cell office:value-type="float" office:value="0.335201">
                <text:p>0.335201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12514836">
                <text:p>0.312514836</text:p>
              </table:table-cell>
              <table:table-cell office:value-type="float" office:value="0.273247164">
                <text:p>0.273247164</text:p>
              </table:table-cell>
              <table:table-cell office:value-type="float" office:value="0.292881">
                <text:p>0.292881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563">
                <text:p>0.3563</text:p>
              </table:table-cell>
              <table:table-cell office:value-type="float" office:value="0.317165">
                <text:p>0.317165</text:p>
              </table:table-cell>
              <table:table-cell office:value-type="float" office:value="0.336733">
                <text:p>0.336733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3789">
                <text:p>0.33789</text:p>
              </table:table-cell>
              <table:table-cell office:value-type="float" office:value="0.303516">
                <text:p>0.303516</text:p>
              </table:table-cell>
              <table:table-cell office:value-type="float" office:value="0.320703">
                <text:p>0.320703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51382">
                <text:p>0.351382</text:p>
              </table:table-cell>
              <table:table-cell office:value-type="float" office:value="0.316052">
                <text:p>0.316052</text:p>
              </table:table-cell>
              <table:table-cell office:value-type="float" office:value="0.333717">
                <text:p>0.333717</text:p>
              </table:table-cell>
            </table:table-row>
            <table:table-row>
              <table:table-cell office:value-type="string">
                <text:p>Con.</text:p>
              </table:table-cell>
              <table:table-cell office:value-type="float" office:value="0.348961584">
                <text:p>0.348961584</text:p>
              </table:table-cell>
              <table:table-cell office:value-type="float" office:value="0.314460416">
                <text:p>0.314460416</text:p>
              </table:table-cell>
              <table:table-cell office:value-type="float" office:value="0.331711">
                <text:p>0.331711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6489">
                <text:p>0.476489</text:p>
              </table:table-cell>
              <table:table-cell office:value-type="float" office:value="0.446703">
                <text:p>0.446703</text:p>
              </table:table-cell>
              <table:table-cell office:value-type="float" office:value="0.461596">
                <text:p>0.461596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3990929">
                <text:p>0.473990929</text:p>
              </table:table-cell>
              <table:table-cell office:value-type="float" office:value="0.444679071">
                <text:p>0.444679071</text:p>
              </table:table-cell>
              <table:table-cell office:value-type="float" office:value="0.459335">
                <text:p>0.459335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5354">
                <text:p>0.465354</text:p>
              </table:table-cell>
              <table:table-cell office:value-type="float" office:value="0.429684">
                <text:p>0.429684</text:p>
              </table:table-cell>
              <table:table-cell office:value-type="float" office:value="0.447519">
                <text:p>0.447519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8147807">
                <text:p>0.468147807</text:p>
              </table:table-cell>
              <table:table-cell office:value-type="float" office:value="0.437822193">
                <text:p>0.437822193</text:p>
              </table:table-cell>
              <table:table-cell office:value-type="float" office:value="0.452985">
                <text:p>0.452985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1205">
                <text:p>0.481205</text:p>
              </table:table-cell>
              <table:table-cell office:value-type="float" office:value="0.447041">
                <text:p>0.447041</text:p>
              </table:table-cell>
              <table:table-cell office:value-type="float" office:value="0.464123">
                <text:p>0.464123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7827">
                <text:p>0.467827</text:p>
              </table:table-cell>
              <table:table-cell office:value-type="float" office:value="0.432427">
                <text:p>0.432427</text:p>
              </table:table-cell>
              <table:table-cell office:value-type="float" office:value="0.450127">
                <text:p>0.450127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2417">
                <text:p>0.482417</text:p>
              </table:table-cell>
              <table:table-cell office:value-type="float" office:value="0.446967">
                <text:p>0.446967</text:p>
              </table:table-cell>
              <table:table-cell office:value-type="float" office:value="0.464692">
                <text:p>0.464692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4508">
                <text:p>0.484508</text:p>
              </table:table-cell>
              <table:table-cell office:value-type="float" office:value="0.451328">
                <text:p>0.451328</text:p>
              </table:table-cell>
              <table:table-cell office:value-type="float" office:value="0.467918">
                <text:p>0.467918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7410948">
                <text:p>0.487410948</text:p>
              </table:table-cell>
              <table:table-cell office:value-type="float" office:value="0.457507052">
                <text:p>0.457507052</text:p>
              </table:table-cell>
              <table:table-cell office:value-type="float" office:value="0.472459">
                <text:p>0.472459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9821492">
                <text:p>0.469821492</text:p>
              </table:table-cell>
              <table:table-cell office:value-type="float" office:value="0.437180508">
                <text:p>0.437180508</text:p>
              </table:table-cell>
              <table:table-cell office:value-type="float" office:value="0.453501">
                <text:p>0.453501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9821492">
                <text:p>0.469821492</text:p>
              </table:table-cell>
              <table:table-cell office:value-type="float" office:value="0.437180508">
                <text:p>0.437180508</text:p>
              </table:table-cell>
              <table:table-cell office:value-type="float" office:value="0.453501">
                <text:p>0.453501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6398484">
                <text:p>0.476398484</text:p>
              </table:table-cell>
              <table:table-cell office:value-type="float" office:value="0.443523516">
                <text:p>0.443523516</text:p>
              </table:table-cell>
              <table:table-cell office:value-type="float" office:value="0.459961">
                <text:p>0.459961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2044096">
                <text:p>0.482044096</text:p>
              </table:table-cell>
              <table:table-cell office:value-type="float" office:value="0.451313904">
                <text:p>0.451313904</text:p>
              </table:table-cell>
              <table:table-cell office:value-type="float" office:value="0.466679">
                <text:p>0.466679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68">
                <text:p>0.4768</text:p>
              </table:table-cell>
              <table:table-cell office:value-type="float" office:value="0.4307">
                <text:p>0.4307</text:p>
              </table:table-cell>
              <table:table-cell office:value-type="float" office:value="0.4538">
                <text:p>0.4538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5129">
                <text:p>0.475129</text:p>
              </table:table-cell>
              <table:table-cell office:value-type="float" office:value="0.439381">
                <text:p>0.439381</text:p>
              </table:table-cell>
              <table:table-cell office:value-type="float" office:value="0.457255">
                <text:p>0.457255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62057059">
                <text:p>0.462057059</text:p>
              </table:table-cell>
              <table:table-cell office:value-type="float" office:value="0.425254941">
                <text:p>0.425254941</text:p>
              </table:table-cell>
              <table:table-cell office:value-type="float" office:value="0.443656">
                <text:p>0.443656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82682">
                <text:p>0.482682</text:p>
              </table:table-cell>
              <table:table-cell office:value-type="float" office:value="0.451924">
                <text:p>0.451924</text:p>
              </table:table-cell>
              <table:table-cell office:value-type="float" office:value="0.467303">
                <text:p>0.467303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8525">
                <text:p>0.478525</text:p>
              </table:table-cell>
              <table:table-cell office:value-type="float" office:value="0.444061">
                <text:p>0.444061</text:p>
              </table:table-cell>
              <table:table-cell office:value-type="float" office:value="0.461293">
                <text:p>0.461293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6871">
                <text:p>0.476871</text:p>
              </table:table-cell>
              <table:table-cell office:value-type="float" office:value="0.444045">
                <text:p>0.444045</text:p>
              </table:table-cell>
              <table:table-cell office:value-type="float" office:value="0.460458">
                <text:p>0.460458</text:p>
              </table:table-cell>
            </table:table-row>
            <table:table-row>
              <table:table-cell office:value-type="string">
                <text:p>SRS</text:p>
              </table:table-cell>
              <table:table-cell office:value-type="float" office:value="0.477267585">
                <text:p>0.477267585</text:p>
              </table:table-cell>
              <table:table-cell office:value-type="float" office:value="0.445844415">
                <text:p>0.445844415</text:p>
              </table:table-cell>
              <table:table-cell office:value-type="float" office:value="0.461556">
                <text:p>0.461556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69670955">
                <text:p>0.469670955</text:p>
              </table:table-cell>
              <table:table-cell office:value-type="float" office:value="0.429290965">
                <text:p>0.429290965</text:p>
              </table:table-cell>
              <table:table-cell office:value-type="float" office:value="0.44948096">
                <text:p>0.44948096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505695422">
                <text:p>0.505695422</text:p>
              </table:table-cell>
              <table:table-cell office:value-type="float" office:value="0.464235688">
                <text:p>0.464235688</text:p>
              </table:table-cell>
              <table:table-cell office:value-type="float" office:value="0.484965555">
                <text:p>0.484965555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296923">
                <text:p>0.47296923</text:p>
              </table:table-cell>
              <table:table-cell office:value-type="float" office:value="0.430399015">
                <text:p>0.430399015</text:p>
              </table:table-cell>
              <table:table-cell office:value-type="float" office:value="0.451634123">
                <text:p>0.451634123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5441339">
                <text:p>0.475441339</text:p>
              </table:table-cell>
              <table:table-cell office:value-type="float" office:value="0.431373826">
                <text:p>0.431373826</text:p>
              </table:table-cell>
              <table:table-cell office:value-type="float" office:value="0.453407582">
                <text:p>0.453407582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8139">
                <text:p>0.48139</text:p>
              </table:table-cell>
              <table:table-cell office:value-type="float" office:value="0.43791">
                <text:p>0.43791</text:p>
              </table:table-cell>
              <table:table-cell office:value-type="float" office:value="0.45964">
                <text:p>0.45964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6168">
                <text:p>0.46168</text:p>
              </table:table-cell>
              <table:table-cell office:value-type="float" office:value="0.41659">
                <text:p>0.41659</text:p>
              </table:table-cell>
              <table:table-cell office:value-type="float" office:value="0.43914">
                <text:p>0.43914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93760319">
                <text:p>0.493760319</text:p>
              </table:table-cell>
              <table:table-cell office:value-type="float" office:value="0.447542271">
                <text:p>0.447542271</text:p>
              </table:table-cell>
              <table:table-cell office:value-type="float" office:value="0.470651295">
                <text:p>0.470651295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63760599">
                <text:p>0.463760599</text:p>
              </table:table-cell>
              <table:table-cell office:value-type="float" office:value="0.418676367">
                <text:p>0.418676367</text:p>
              </table:table-cell>
              <table:table-cell office:value-type="float" office:value="0.441218483">
                <text:p>0.441218483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5937499">
                <text:p>0.475937499</text:p>
              </table:table-cell>
              <table:table-cell office:value-type="float" office:value="0.431894035">
                <text:p>0.431894035</text:p>
              </table:table-cell>
              <table:table-cell office:value-type="float" office:value="0.453915767">
                <text:p>0.453915767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5937499">
                <text:p>0.475937499</text:p>
              </table:table-cell>
              <table:table-cell office:value-type="float" office:value="0.431894035">
                <text:p>0.431894035</text:p>
              </table:table-cell>
              <table:table-cell office:value-type="float" office:value="0.453915767">
                <text:p>0.453915767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8319995">
                <text:p>0.48319995</text:p>
              </table:table-cell>
              <table:table-cell office:value-type="float" office:value="0.446964535">
                <text:p>0.446964535</text:p>
              </table:table-cell>
              <table:table-cell office:value-type="float" office:value="0.465082243">
                <text:p>0.465082243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4">
                <text:p>0.474</text:p>
              </table:table-cell>
              <table:table-cell office:value-type="float" office:value="0.4383">
                <text:p>0.4383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510019115">
                <text:p>0.510019115</text:p>
              </table:table-cell>
              <table:table-cell office:value-type="float" office:value="0.461363251">
                <text:p>0.461363251</text:p>
              </table:table-cell>
              <table:table-cell office:value-type="float" office:value="0.485691183">
                <text:p>0.485691183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63215">
                <text:p>0.463215</text:p>
              </table:table-cell>
              <table:table-cell office:value-type="float" office:value="0.406417">
                <text:p>0.406417</text:p>
              </table:table-cell>
              <table:table-cell office:value-type="float" office:value="0.434816">
                <text:p>0.434816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86106166">
                <text:p>0.486106166</text:p>
              </table:table-cell>
              <table:table-cell office:value-type="float" office:value="0.451844884">
                <text:p>0.451844884</text:p>
              </table:table-cell>
              <table:table-cell office:value-type="float" office:value="0.468975525">
                <text:p>0.468975525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8486412">
                <text:p>0.48486412</text:p>
              </table:table-cell>
              <table:table-cell office:value-type="float" office:value="0.4330613">
                <text:p>0.4330613</text:p>
              </table:table-cell>
              <table:table-cell office:value-type="float" office:value="0.459085125">
                <text:p>0.459085125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76124058">
                <text:p>0.476124058</text:p>
              </table:table-cell>
              <table:table-cell office:value-type="float" office:value="0.438366777">
                <text:p>0.438366777</text:p>
              </table:table-cell>
              <table:table-cell office:value-type="float" office:value="0.457245417">
                <text:p>0.457245417</text:p>
              </table:table-cell>
            </table:table-row>
            <table:table-row>
              <table:table-cell office:value-type="string">
                <text:p>StRS</text:p>
              </table:table-cell>
              <table:table-cell office:value-type="float" office:value="0.495726865">
                <text:p>0.495726865</text:p>
              </table:table-cell>
              <table:table-cell office:value-type="float" office:value="0.447896821">
                <text:p>0.447896821</text:p>
              </table:table-cell>
              <table:table-cell office:value-type="float" office:value="0.471811843">
                <text:p>0.471811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